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4a4fb" draw:fill-color="#04a4fb" draw:textarea-horizontal-align="justify" draw:textarea-vertical-align="middle" draw:auto-grow-height="false" fo:min-height="2.29cm" fo:min-width="2.182cm"/>
    </style:style>
    <style:style style:name="gr2" style:family="graphic" style:parent-style-name="objectwithoutfill">
      <style:graphic-properties svg:stroke-color="#007fff" draw:marker-end="Arrow" draw:marker-end-width="0.3cm" draw:fill="none" draw:fill-color="#007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4" style:family="graphic" style:parent-style-name="objectwithoutfill">
      <style:graphic-properties svg:stroke-color="#007fff" draw:fill="none" draw:fill-color="#007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" style:family="graphic" style:parent-style-name="standard">
      <style:graphic-properties svg:stroke-color="#04a4fb" draw:fill-color="#04a4fb" draw:textarea-horizontal-align="justify" draw:textarea-vertical-align="middle" draw:auto-grow-height="false" fo:min-height="0.738cm" fo:min-width="0.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9" style:family="graphic" style:parent-style-name="standard">
      <style:graphic-properties svg:stroke-color="#04a4fb" draw:fill-color="#04a4fb" draw:textarea-horizontal-align="justify" draw:textarea-vertical-align="middle" draw:auto-grow-height="false" fo:min-height="1.656cm" fo:min-width="1.5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5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466cm"/>
    </style:style>
    <style:style style:name="gr12" style:family="graphic" style:parent-style-name="objectwithoutfill">
      <style:graphic-properties svg:stroke-color="#000000" draw:fill="none" draw:fill-color="#007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194cm"/>
    </style:style>
    <style:style style:name="gr14" style:family="graphic" style:parent-style-name="standard">
      <style:graphic-properties svg:stroke-color="#007fff" draw:fill-color="#007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517cm"/>
    </style:style>
    <style:style style:name="P1" style:family="paragraph">
      <style:paragraph-properties fo:text-align="center"/>
    </style:style>
    <style:style style:name="P2" style:family="paragraph">
      <loext:graphic-properties draw:fill-color="#04a4fb"/>
      <style:paragraph-properties fo:text-align="center"/>
      <style:text-properties style:font-name="Calibri" fo:font-size="12pt"/>
    </style:style>
    <style:style style:name="P3" style:family="paragraph">
      <loext:graphic-properties draw:fill="none" draw:fill-color="#007fff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007fff"/>
      <style:paragraph-properties fo:text-align="center"/>
    </style:style>
    <style:style style:name="P6" style:family="paragraph">
      <loext:graphic-properties draw:fill="none" draw:fill-color="#007fff"/>
      <style:paragraph-properties fo:text-align="center"/>
      <style:text-properties style:font-name="Calibri" fo:font-size="12pt"/>
    </style:style>
    <style:style style:name="P7" style:family="paragraph">
      <loext:graphic-properties draw:fill="none" draw:fill-color="#ffffff"/>
      <style:text-properties style:font-name="Calibri" fo:font-size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4a4fb"/>
      <style:paragraph-properties fo:text-align="center"/>
    </style:style>
    <style:style style:name="P10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11" style:family="paragraph">
      <loext:graphic-properties draw:fill-color="#007fff"/>
      <style:paragraph-properties fo:text-align="center"/>
    </style:style>
    <style:style style:name="T1" style:family="text">
      <style:text-properties style:font-name="Calibri" fo:font-size="12pt"/>
    </style:style>
    <style:style style:name="T2" style:family="text">
      <style:text-properties fo:font-size="12pt"/>
    </style:style>
    <style:style style:name="T3" style:family="text">
      <style:text-properties style:font-name="Calibr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cm" svg:height="3.6cm" svg:x="10.8cm" svg:y="3.7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3.8cm" svg:height="3.6cm" svg:x="17.9cm" svg:y="7cm">
          <text:p text:style-name="P1"><text:span text:style-name="T1">EDI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3" draw:layer="layout" draw:type="curve" draw:line-skew="1.458cm" svg:x1="14.044cm" svg:y1="6.773cm" svg:x2="12.7cm" svg:y2="7.3cm" draw:start-shape="id1" draw:start-glue-point="9" draw:end-shape="id1" draw:end-glue-point="8" svg:d="M14044 6773c0 3730-1344 3467-1344 527" svg:viewBox="0 0 1345 2767">
          <text:p/>
        </draw:connector>
        <draw:frame draw:style-name="gr3" draw:text-style-name="P4" draw:layer="layout" svg:width="2.619cm" svg:height="0.721cm" svg:x="13.781cm" svg:y="7.9cm">
          <draw:text-box>
            <text:p><text:span text:style-name="T2">‘</text:span><text:span text:style-name="T2">\r’||’ ‘||0x08</text:span></text:p>
          </draw:text-box>
        </draw:frame>
        <draw:connector draw:style-name="gr2" draw:text-style-name="P5" draw:layer="layout" draw:type="curve" draw:line-skew="-0.655cm" svg:x1="10.114cm" svg:y1="1.586cm" svg:x2="12.7cm" svg:y2="3.7cm" draw:start-shape="id2" draw:start-glue-point="7" draw:end-shape="id1" draw:end-glue-point="4" svg:d="M10114 1586c0 615 2586-442 2586 2114" svg:viewBox="0 0 2587 2115">
          <text:p/>
        </draw:connector>
        <draw:g>
          <draw:connector draw:style-name="gr2" draw:text-style-name="P3" draw:layer="layout" draw:type="curve" svg:x1="14.6cm" svg:y1="5.5cm" svg:x2="18.456cm" svg:y2="7.527cm" draw:start-shape="id1" draw:start-glue-point="10" draw:end-shape="id3" draw:end-glue-point="5" svg:d="M14600 5500c2571 0 3856 675 3856 2027" svg:viewBox="0 0 3857 2028">
            <text:p/>
          </draw:connector>
          <draw:line draw:style-name="gr4" draw:text-style-name="P5" draw:layer="layout" svg:x1="16cm" svg:y1="5cm" svg:x2="15.6cm" svg:y2="6.4cm">
            <text:p/>
          </draw:line>
        </draw:g>
        <draw:g>
          <draw:g>
            <draw:connector draw:style-name="gr2" draw:text-style-name="P6" draw:layer="layout" draw:type="curve" draw:line-skew="-0.617cm" svg:x1="21.2cm" svg:y1="7.6cm" svg:x2="19.9cm" svg:y2="7.058cm" svg:d="M21200 7600c0-2538-1300-2268-1300-542" svg:viewBox="0 0 1301 1873">
              <text:p/>
            </draw:connector>
            <draw:line draw:style-name="gr4" draw:text-style-name="P6" draw:layer="layout" svg:x1="20.77cm" svg:y1="5cm" svg:x2="20.48cm" svg:y2="6.338cm">
              <text:p/>
            </draw:line>
          </draw:g>
          <draw:frame draw:style-name="gr5" draw:text-style-name="P7" draw:layer="layout" svg:width="2.839cm" svg:height="1.099cm" svg:x="20.926cm" svg:y="5.5cm">
            <draw:text-box>
              <text:p><text:span text:style-name="T1">STORE_KBHIT</text:span></text:p>
              <text:p><text:span text:style-name="T1">echo</text:span></text:p>
            </draw:text-box>
          </draw:frame>
        </draw:g>
        <draw:custom-shape draw:style-name="gr1" draw:text-style-name="P2" xml:id="id4" draw:id="id4" draw:layer="layout" svg:width="3.8cm" svg:height="3.6cm" svg:x="24.5cm" svg:y="8.8cm">
          <text:p text:style-name="P1"><text:span text:style-name="T1">EXECU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5" draw:layer="layout" draw:type="curve" svg:x1="27.744cm" svg:y1="9.327cm" svg:x2="14.044cm" svg:y2="4.227cm" draw:start-shape="id4" draw:start-glue-point="11" draw:end-shape="id1" draw:end-glue-point="11" svg:d="M27744 9327c0-9192-13700-6642-13700-5100" svg:viewBox="0 0 13701 6636">
          <text:p/>
        </draw:connector>
        <draw:connector draw:style-name="gr2" draw:text-style-name="P5" draw:layer="layout" draw:type="curve" svg:x1="28.3cm" svg:y1="10.6cm" svg:x2="28.3cm" svg:y2="10.6cm" draw:start-shape="id4" draw:end-shape="id4" svg:d="M28300 10600z" svg:viewBox="0 0 1 1">
          <text:p/>
        </draw:connector>
        <draw:g>
          <draw:connector draw:style-name="gr2" draw:text-style-name="P5" draw:layer="layout" draw:type="curve" draw:line-skew="-0.831cm -0.411cm" svg:x1="21.7cm" svg:y1="8.8cm" svg:x2="26.4cm" svg:y2="8.8cm" draw:start-shape="id3" draw:start-glue-point="10" draw:end-shape="id4" draw:end-glue-point="4" svg:d="M21700 8800c855 0 711-456 1673-798s3027-570 3027 798" svg:viewBox="0 0 4701 1060">
            <text:p/>
          </draw:connector>
          <draw:frame draw:style-name="gr6" draw:text-style-name="P8" draw:layer="layout" svg:width="1.197cm" svg:height="0.954cm" svg:x="23.8cm" svg:y="7.6cm">
            <draw:text-box>
              <text:p>‘\r’</text:p>
            </draw:text-box>
          </draw:frame>
        </draw:g>
        <draw:g>
          <draw:g>
            <draw:custom-shape draw:style-name="gr7" draw:text-style-name="P9" xml:id="id5" draw:id="id5" draw:layer="layout" svg:width="1.5cm" svg:height="1.4cm" svg:x="21.7cm" svg:y="11.1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  <draw:connector draw:style-name="gr2" draw:text-style-name="P5" draw:layer="layout" draw:type="curve" svg:x1="21.144cm" svg:y1="10.073cm" svg:x2="21.7cm" svg:y2="11.8cm" draw:start-shape="id3" draw:start-glue-point="9" draw:end-shape="id5" draw:end-glue-point="6" svg:d="M21144 10073c0 1152 185 1727 556 1727" svg:viewBox="0 0 557 1728">
              <text:p/>
            </draw:connector>
            <draw:connector draw:style-name="gr2" draw:text-style-name="P5" draw:layer="layout" draw:type="curve" svg:x1="23.2cm" svg:y1="11.8cm" svg:x2="21.7cm" svg:y2="8.8cm" draw:start-shape="id5" draw:start-glue-point="10" draw:end-shape="id3" draw:end-glue-point="10" svg:d="M23200 11800c753 0 1503-3000-1500-3000" svg:viewBox="0 0 2174 3001">
              <text:p/>
            </draw:connector>
          </draw:g>
          <draw:frame draw:style-name="gr8" draw:text-style-name="P10" draw:layer="layout" svg:width="1.332cm" svg:height="0.675cm" svg:x="21.4cm" svg:y="10.4cm">
            <draw:text-box>
              <text:p><text:span text:style-name="T3">0x08</text:span></text:p>
            </draw:text-box>
          </draw:frame>
        </draw:g>
        <draw:custom-shape draw:style-name="gr9" draw:text-style-name="P2" xml:id="id6" draw:id="id6" draw:layer="layout" svg:width="2.9cm" svg:height="2.7cm" svg:x="14.7cm" svg:y="11.7cm">
          <text:p text:style-name="P1"><text:span text:style-name="T1">ED_ES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onnector draw:style-name="gr2" draw:text-style-name="P5" draw:layer="layout" draw:type="curve" svg:x1="17.9cm" svg:y1="8.8cm" svg:x2="17.176cm" svg:y2="12.095cm" draw:start-shape="id3" draw:start-glue-point="6" draw:end-shape="id6" draw:end-glue-point="11" svg:d="M17900 8800c-483 0-724 1098-724 3295" svg:viewBox="0 0 725 3296">
            <text:p/>
          </draw:connector>
          <draw:frame draw:style-name="gr10" draw:text-style-name="P10" draw:layer="layout" svg:width="1.091cm" svg:height="0.675cm" svg:x="16.3cm" svg:y="9.925cm">
            <draw:text-box>
              <text:p><text:span text:style-name="T3">‘</text:span><text:span text:style-name="T3">\e’</text:span></text:p>
            </draw:text-box>
          </draw:frame>
        </draw:g>
        <draw:custom-shape draw:style-name="gr9" draw:text-style-name="P2" xml:id="id7" draw:id="id7" draw:layer="layout" svg:width="2.9cm" svg:height="2.7cm" svg:x="18.401cm" svg:y="15.301cm">
          <text:p text:style-name="P1"><text:span text:style-name="T1">ED_ESC_SE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onnector draw:style-name="gr2" draw:text-style-name="P5" draw:layer="layout" draw:type="curve" svg:x1="17.6cm" svg:y1="13.05cm" svg:x2="19.851cm" svg:y2="15.301cm" draw:start-shape="id6" draw:start-glue-point="10" draw:end-shape="id7" draw:end-glue-point="4" svg:d="M17600 13050c1501 0 2251 750 2251 2251" svg:viewBox="0 0 2252 2252">
            <text:p/>
          </draw:connector>
          <draw:line draw:style-name="gr4" draw:text-style-name="P5" draw:layer="layout" svg:x1="19.5cm" svg:y1="13.1cm" svg:x2="18.9cm" svg:y2="13.9cm">
            <text:p/>
          </draw:line>
        </draw:g>
        <draw:connector draw:style-name="gr2" draw:text-style-name="P5" draw:layer="layout" draw:type="curve" svg:x1="21.301cm" svg:y1="16.651cm" svg:x2="19.8cm" svg:y2="10.6cm" draw:start-shape="id7" draw:start-glue-point="10" draw:end-shape="id3" draw:end-glue-point="8" svg:d="M21301 16651c753 0 627-1850 64-2482s-1565-43-1565-3569" svg:viewBox="0 0 2028 6052">
          <text:p/>
        </draw:connector>
        <draw:g>
          <draw:frame draw:style-name="gr11" draw:text-style-name="P10" draw:layer="layout" svg:width="2.966cm" svg:height="0.675cm" svg:x="21.834cm" svg:y="15.725cm">
            <draw:text-box>
              <text:p><text:span text:style-name="T3">ESC_TIMEOUT</text:span></text:p>
            </draw:text-box>
          </draw:frame>
          <draw:line draw:style-name="gr12" draw:text-style-name="P5" draw:layer="layout" svg:x1="22.1cm" svg:y1="16.4cm" svg:x2="24.5cm" svg:y2="16.4cm">
            <text:p/>
          </draw:line>
          <draw:frame draw:style-name="gr13" draw:text-style-name="P10" draw:layer="layout" svg:width="3.694cm" svg:height="0.675cm" svg:x="21.8cm" svg:y="16.5cm">
            <draw:text-box>
              <text:p><text:span text:style-name="T3">ESC_SEQRECEIVED</text:span></text:p>
            </draw:text-box>
          </draw:frame>
        </draw:g>
        <draw:connector draw:style-name="gr2" draw:text-style-name="P5" draw:layer="layout" draw:type="curve" svg:x1="16.15cm" svg:y1="14.4cm" svg:x2="11.356cm" svg:y2="6.773cm" draw:start-shape="id6" draw:start-glue-point="8" draw:end-shape="id1" draw:end-glue-point="7" svg:d="M16150 14400c0 753-4794 4566-4794-7627" svg:viewBox="0 0 4795 8784">
          <text:p/>
        </draw:connector>
        <draw:custom-shape draw:style-name="gr14" draw:text-style-name="P11" xml:id="id2" draw:id="id2" draw:layer="layout" svg:width="0.1cm" svg:height="0.1cm" svg:x="10.1cm" svg:y="1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layer="layout" svg:width="2.9cm" svg:height="2.7cm" svg:x="14.701cm" svg:y="11.701cm">
          <text:p text:style-name="P1"><text:span text:style-name="T1">ED_ES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frame draw:style-name="gr11" draw:text-style-name="P10" draw:layer="layout" svg:width="2.966cm" svg:height="0.675cm" svg:x="12.9cm" svg:y="15.825cm">
            <draw:text-box>
              <text:p><text:span text:style-name="T3">ESC_TIMEOUT</text:span></text:p>
            </draw:text-box>
          </draw:frame>
          <draw:line draw:style-name="gr12" draw:text-style-name="P5" draw:layer="layout" svg:x1="13.2cm" svg:y1="16.5cm" svg:x2="15.6cm" svg:y2="16.5cm">
            <text:p/>
          </draw:line>
          <draw:frame draw:style-name="gr15" draw:text-style-name="P10" draw:layer="layout" svg:width="3.017cm" svg:height="0.675cm" svg:x="12.9cm" svg:y="16.525cm">
            <draw:text-box>
              <text:p><text:span text:style-name="T3">ESC_RECEIVED</text:span></text:p>
            </draw:text-box>
          </draw:frame>
        </draw:g>
        <draw:custom-shape draw:style-name="gr9" draw:text-style-name="P2" xml:id="id8" draw:id="id8" draw:layer="layout" svg:width="2.9cm" svg:height="2.7cm" svg:x="6.102cm" svg:y="7.702cm">
          <text:p text:style-name="P1"><text:span text:style-name="T1">ES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5" draw:layer="layout" draw:type="curve" svg:x1="10.8cm" svg:y1="5.5cm" svg:x2="8.578cm" svg:y2="8.097cm" draw:start-shape="id1" draw:start-glue-point="6" draw:end-shape="id8" draw:end-glue-point="11" svg:d="M10800 5500c-1482 0-2222 865-2222 2597" svg:viewBox="0 0 2223 2598">
          <text:p/>
        </draw:connector>
        <draw:frame draw:style-name="gr10" draw:text-style-name="P10" draw:layer="layout" svg:width="1.091cm" svg:height="0.675cm" svg:x="8cm" svg:y="6.325cm">
          <draw:text-box>
            <text:p><text:span text:style-name="T3">‘</text:span><text:span text:style-name="T3">\e’</text:span></text:p>
          </draw:text-box>
        </draw:frame>
        <draw:connector draw:style-name="gr2" draw:text-style-name="P5" draw:layer="layout" draw:type="curve" draw:line-skew="-0.928cm -6.202cm" svg:x1="6.526cm" svg:y1="10.007cm" svg:x2="11.356cm" svg:y2="4.227cm" draw:start-shape="id8" draw:start-glue-point="7" draw:end-shape="id1" draw:end-glue-point="5" svg:d="M6526 10007c0-46-2826-30-2826-3419 0-3388 7656-3903 7656-2361" svg:viewBox="0 0 7657 6609">
          <text:p/>
        </draw:connector>
        <draw:custom-shape draw:style-name="gr9" draw:text-style-name="P2" xml:id="id9" draw:id="id9" draw:layer="layout" svg:width="2.9cm" svg:height="2.7cm" svg:x="9.002cm" svg:y="12.602cm">
          <text:p text:style-name="P1"><text:span text:style-name="T1">ESC_SE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draw:connector draw:style-name="gr2" draw:text-style-name="P5" draw:layer="layout" draw:type="curve" svg:x1="9.002cm" svg:y1="9.052cm" svg:x2="10.452cm" svg:y2="12.602cm" draw:start-shape="id8" draw:start-glue-point="10" draw:end-shape="id9" draw:end-glue-point="4" svg:d="M9002 9052c967 0 1450 1183 1450 3550" svg:viewBox="0 0 1451 3551">
            <text:p/>
          </draw:connector>
          <draw:line draw:style-name="gr4" draw:text-style-name="P5" draw:layer="layout" svg:x1="9.8cm" svg:y1="10.5cm" svg:x2="10.7cm" svg:y2="10.4cm">
            <text:p/>
          </draw:line>
        </draw:g>
        <draw:connector draw:style-name="gr2" draw:text-style-name="P5" draw:layer="layout" draw:type="curve" draw:line-skew="2.272cm -7.101cm -0.242cm" svg:x1="9.426cm" svg:y1="14.907cm" svg:x2="11.356cm" svg:y2="4.227cm" draw:start-shape="id9" draw:start-glue-point="7" draw:end-shape="id1" draw:end-glue-point="5" svg:d="M9426 14907c0 4753-8026 3170-8026-4390 0-7559 9956-8195 9956-6290" svg:viewBox="0 0 9957 14284">
          <text:p/>
        </draw:connector>
        <draw:g>
          <draw:frame draw:style-name="gr11" draw:text-style-name="P10" draw:layer="layout" svg:width="2.966cm" svg:height="0.675cm" svg:x="3.783cm" svg:y="6.9cm">
            <draw:text-box>
              <text:p><text:span text:style-name="T3">ESC_TIMEOUT</text:span></text:p>
            </draw:text-box>
          </draw:frame>
          <draw:line draw:style-name="gr12" draw:text-style-name="P5" draw:layer="layout" svg:x1="4.083cm" svg:y1="7.575cm" svg:x2="6.483cm" svg:y2="7.575cm">
            <text:p/>
          </draw:line>
          <draw:frame draw:style-name="gr15" draw:text-style-name="P10" draw:layer="layout" svg:width="3.017cm" svg:height="0.675cm" svg:x="3.783cm" svg:y="7.6cm">
            <draw:text-box>
              <text:p><text:span text:style-name="T3">ESC_RECEIVED</text:span></text:p>
            </draw:text-box>
          </draw:frame>
        </draw:g>
        <draw:line draw:style-name="gr4" draw:text-style-name="P5" draw:layer="layout" svg:x1="5.1cm" svg:y1="16.6cm" svg:x2="4.7cm" svg:y2="17.5cm">
          <text:p/>
        </draw:line>
        <draw:g>
          <draw:frame draw:style-name="gr11" draw:text-style-name="P10" draw:layer="layout" svg:width="2.966cm" svg:height="0.675cm" svg:x="4.083cm" svg:y="17.5cm">
            <draw:text-box>
              <text:p><text:span text:style-name="T3">ESC_TIMEOUT</text:span></text:p>
            </draw:text-box>
          </draw:frame>
          <draw:line draw:style-name="gr12" draw:text-style-name="P5" draw:layer="layout" svg:x1="4.383cm" svg:y1="18.175cm" svg:x2="6.783cm" svg:y2="18.175cm">
            <text:p/>
          </draw:line>
          <draw:frame draw:style-name="gr13" draw:text-style-name="P10" draw:layer="layout" svg:width="3.694cm" svg:height="0.675cm" svg:x="4.083cm" svg:y="18.2cm">
            <draw:text-box>
              <text:p><text:span text:style-name="T3">ESC_SEQRECEIVED</text:span></text:p>
            </draw:text-box>
          </draw:frame>
        </draw:g>
        <officeooo:annotation svg:x="0cm" svg:y="0cm">
          <dc:date>2018-01-31T17:13:25</dc:date>
          <text:p><text:tab/><text:tab/>‘\r’ → Retour-Chariot</text:p>
          <text:p><text:tab/><text:tab/>‘ <text:s/>‘ → Espace</text:p>
          <text:p><text:tab/><text:tab/>‘0x08’ → BKSPACE</text:p>
          <text:p><text:tab/><text:tab/>‘\r’ → Retour-Chariot</text:p>
          <text:p><text:tab/><text:tab/>‘echo’ → Affichage du caractère</text:p>
          <text:p><text:tab/><text:tab/>‘\e’ → Caractère d’échappement</text:p>
          <text:p><text:tab/><text:tab/>‘STORE_KBHIT’ → Enregistrement <text:tab/><text:tab/><text:tab/><text:tab/><text:tab/><text:tab/><text:tab/> <text:s text:c="3"/>du caractère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10:09.924000000</meta:creation-date>
    <dc:date>2018-01-31T17:13:30.163000000</dc:date>
    <meta:editing-duration>PT6M12S</meta:editing-duration>
    <meta:editing-cycles>2</meta:editing-cycles>
    <meta:generator>LibreOffice/5.3.5.2$Windows_x86 LibreOffice_project/50d9bf2b0a79cdb85a3814b592608037a682059d</meta:generator>
    <meta:document-statistic meta:object-count="63"/>
  </office:meta>
</office:document-meta>
</file>